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osevka" svg:font-family="Iosevka"/>
    <style:font-face style:name="Iosevka Oblique1" svg:font-family="'Iosevka Oblique'"/>
    <style:font-face style:name="Noto Sans Devanagari1" svg:font-family="'Noto Sans Devanagari'" style:font-family-generic="swiss"/>
    <style:font-face style:name="Graphik Thai Loop Regular" svg:font-family="'Graphik Thai Loop Regular'" style:font-pitch="variable"/>
    <style:font-face style:name="Iosevka2" svg:font-family="Iosevka" style:font-pitch="variable"/>
    <style:font-face style:name="Iosevka1" svg:font-family="Iosevka" style:font-family-generic="roman" style:font-pitch="variable"/>
    <style:font-face style:name="Iosevka Oblique" svg:font-family="'Iosevka Oblique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officeooo:rsid="0016925a" officeooo:paragraph-rsid="0016925a" style:font-size-asian="10pt" style:font-size-complex="10pt"/>
    </style:style>
    <style:style style:name="P2" style:family="paragraph" style:parent-style-name="Standard">
      <loext:graphic-properties draw:fill="solid" draw:fill-color="#181818"/>
      <style:paragraph-properties fo:background-color="#181818" fo:padding="0in" fo:border="none" style:shadow="none"/>
      <style:text-properties fo:font-size="8pt" officeooo:rsid="0015c143" officeooo:paragraph-rsid="00083dc3" style:font-size-asian="8pt" style:font-size-complex="8pt"/>
    </style:style>
    <style:style style:name="T1" style:family="text">
      <style:text-properties fo:color="#ff6188" loext:opacity="100%" style:font-name="Iosevka Oblique" fo:font-style="italic" fo:font-weight="normal" style:font-style-asian="italic" style:font-weight-asian="normal"/>
    </style:style>
    <style:style style:name="T2" style:family="text">
      <style:text-properties fo:color="#ff6188" loext:opacity="100%" style:font-name="Iosevka Oblique1" fo:font-size="13.5pt" fo:font-style="italic" fo:font-weight="normal" style:font-size-asian="13.5pt" style:font-style-asian="italic" style:font-weight-asian="normal"/>
    </style:style>
    <style:style style:name="T3" style:family="text">
      <style:text-properties fo:color="#ff6188" loext:opacity="100%" style:font-name="Iosevka Oblique1" fo:font-style="italic" fo:font-weight="normal" style:font-style-asian="italic" style:font-weight-asian="normal"/>
    </style:style>
    <style:style style:name="T4" style:family="text">
      <style:text-properties fo:color="#ff6188" loext:opacity="100%" style:font-name="Iosevka Oblique1" fo:font-style="italic" fo:font-weight="normal" style:font-style-asian="italic" style:font-weight-asian="normal"/>
    </style:style>
    <style:style style:name="T5" style:family="text">
      <style:text-properties fo:color="#78dce8" loext:opacity="100%" style:font-name="Iosevka Oblique1" fo:font-size="13.5pt" fo:font-style="italic" fo:font-weight="normal" style:font-size-asian="13.5pt" style:font-style-asian="italic" style:font-weight-asian="normal"/>
    </style:style>
    <style:style style:name="T6" style:family="text">
      <style:text-properties fo:color="#78dce8" loext:opacity="100%" style:font-name="Iosevka Oblique1" fo:font-style="italic" fo:font-weight="normal" style:font-style-asian="italic" style:font-weight-asian="normal"/>
    </style:style>
    <style:style style:name="T7" style:family="text">
      <style:text-properties fo:color="#78dce8" loext:opacity="100%" style:font-name="Iosevka Oblique1" fo:font-style="italic" fo:font-weight="normal" style:font-style-asian="italic" style:font-weight-asian="normal"/>
    </style:style>
    <style:style style:name="T8" style:family="text">
      <style:text-properties fo:color="#939293" loext:opacity="100%" style:font-name="Iosevka" fo:font-size="13.5pt" fo:font-style="normal" fo:font-weight="normal" style:font-size-asian="13.5pt" style:font-style-asian="normal" style:font-weight-asian="normal"/>
    </style:style>
    <style:style style:name="T9" style:family="text">
      <style:text-properties fo:color="#939293" loext:opacity="100%" style:font-name="Iosevka" fo:font-style="normal" fo:font-weight="normal" style:font-style-asian="normal" style:font-weight-asian="normal"/>
    </style:style>
    <style:style style:name="T10" style:family="text">
      <style:text-properties fo:color="#939293" loext:opacity="100%" style:font-name="Iosevka" fo:font-style="normal" fo:font-weight="normal" style:font-style-asian="normal" style:font-weight-asian="normal"/>
    </style:style>
    <style:style style:name="T11" style:family="text">
      <style:text-properties fo:color="#a9dc76" loext:opacity="100%" style:font-name="Iosevka" fo:font-size="13.5pt" fo:font-style="normal" fo:font-weight="normal" style:font-size-asian="13.5pt" style:font-style-asian="normal" style:font-weight-asian="normal"/>
    </style:style>
    <style:style style:name="T12" style:family="text">
      <style:text-properties fo:color="#a9dc76" loext:opacity="100%" style:font-name="Iosevka" fo:font-style="normal" fo:font-weight="normal" style:font-style-asian="normal" style:font-weight-asian="normal"/>
    </style:style>
    <style:style style:name="T13" style:family="text">
      <style:text-properties fo:color="#a9dc76" loext:opacity="100%" style:font-name="Iosevka" fo:font-style="normal" fo:font-weight="normal" style:font-style-asian="normal" style:font-weight-asian="normal"/>
    </style:style>
    <style:style style:name="T14" style:family="text">
      <style:text-properties fo:color="#ffcfa8" loext:opacity="100%" style:font-name="Iosevka Oblique1" fo:font-style="italic" fo:font-weight="normal" style:font-style-asian="italic" style:font-weight-asian="normal"/>
    </style:style>
    <style:style style:name="T15" style:family="text">
      <style:text-properties fo:color="#fcfcfa" loext:opacity="100%" style:font-name="Iosevka" fo:font-size="13.5pt" fo:font-style="normal" fo:font-weight="normal" style:font-size-asian="13.5pt" style:font-style-asian="normal" style:font-weight-asian="normal"/>
    </style:style>
    <style:style style:name="T16" style:family="text">
      <style:text-properties fo:color="#fcfcfa" loext:opacity="100%" style:font-name="Iosevka" fo:font-style="normal" fo:font-weight="normal" style:font-style-asian="normal" style:font-weight-asian="normal"/>
    </style:style>
    <style:style style:name="T17" style:family="text">
      <style:text-properties fo:color="#fcfcfa" loext:opacity="100%" style:font-name="Iosevka" fo:font-style="normal" fo:font-weight="normal" style:font-style-asian="normal" style:font-weight-asian="normal"/>
    </style:style>
    <style:style style:name="T18" style:family="text">
      <style:text-properties fo:color="#c0aaff" loext:opacity="100%" style:font-name="Iosevka" fo:font-size="13.5pt" fo:font-style="normal" fo:font-weight="normal" style:font-size-asian="13.5pt" style:font-style-asian="normal" style:font-weight-asian="normal"/>
    </style:style>
    <style:style style:name="T19" style:family="text">
      <style:text-properties fo:color="#c0aaff" loext:opacity="100%" style:font-name="Iosevka" fo:font-style="normal" fo:font-weight="normal" style:font-style-asian="normal" style:font-weight-asian="normal"/>
    </style:style>
    <style:style style:name="T20" style:family="text">
      <style:text-properties fo:color="#c0aaff" loext:opacity="100%" style:font-name="Iosevka" fo:font-style="normal" fo:font-weight="normal" style:font-style-asian="normal" style:font-weight-asian="normal"/>
    </style:style>
    <style:style style:name="T21" style:family="text">
      <style:text-properties fo:color="#c994ff" loext:opacity="100%" style:font-name="Iosevka" fo:font-size="13.5pt" fo:font-style="normal" fo:font-weight="normal" style:font-size-asian="13.5pt" style:font-style-asian="normal" style:font-weight-asian="normal"/>
    </style:style>
    <style:style style:name="T22" style:family="text">
      <style:text-properties fo:color="#c994ff" loext:opacity="100%" style:font-name="Iosevka" fo:font-style="normal" fo:font-weight="normal" style:font-style-asian="normal" style:font-weight-asian="normal"/>
    </style:style>
    <style:style style:name="T23" style:family="text">
      <style:text-properties fo:color="#c994ff" loext:opacity="100%" style:font-name="Iosevka" fo:font-style="normal" fo:font-weight="normal" style:font-style-asian="normal" style:font-weight-asian="normal"/>
    </style:style>
    <style:style style:name="T24" style:family="text">
      <style:text-properties fo:color="#f59762" loext:opacity="100%" style:font-name="Iosevka" fo:font-style="normal" fo:font-weight="normal" style:font-style-asian="normal" style:font-weight-asian="normal"/>
    </style:style>
    <style:style style:name="T25" style:family="text">
      <style:text-properties fo:color="#99ffae" loext:opacity="100%" style:font-name="Iosevka" fo:font-style="normal" fo:font-weight="normal" style:font-style-asian="normal" style:font-weight-asian="normal"/>
    </style:style>
    <style:style style:name="T26" style:family="text">
      <style:text-properties fo:color="#fff48a" loext:opacity="100%" style:font-name="Iosevka" fo:font-size="13.5pt" fo:font-style="normal" fo:font-weight="normal" style:font-size-asian="13.5pt" style:font-style-asian="normal" style:font-weight-asian="normal"/>
    </style:style>
    <style:style style:name="T27" style:family="text">
      <style:text-properties fo:color="#fff48a" loext:opacity="100%" style:font-name="Iosevka" fo:font-style="normal" fo:font-weight="normal" style:font-style-asian="normal" style:font-weight-asian="normal"/>
    </style:style>
    <style:style style:name="T28" style:family="text">
      <style:text-properties fo:color="#fff48a" loext:opacity="100%" style:font-name="Iosevka" fo:font-style="normal" fo:font-weight="normal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osevka" svg:font-family="Iosevka"/>
    <style:font-face style:name="Iosevka Oblique1" svg:font-family="'Iosevka Oblique'"/>
    <style:font-face style:name="Noto Sans Devanagari1" svg:font-family="'Noto Sans Devanagari'" style:font-family-generic="swiss"/>
    <style:font-face style:name="Graphik Thai Loop Regular" svg:font-family="'Graphik Thai Loop Regular'" style:font-pitch="variable"/>
    <style:font-face style:name="Iosevka2" svg:font-family="Iosevka" style:font-pitch="variable"/>
    <style:font-face style:name="Iosevka1" svg:font-family="Iosevka" style:font-family-generic="roman" style:font-pitch="variable"/>
    <style:font-face style:name="Iosevka Oblique" svg:font-family="'Iosevka Oblique'" style:font-family-generic="roman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Iosevka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lr-tb"/>
      <style:text-properties style:use-window-font-color="true" loext:opacity="0%" style:font-name="Iosevka" fo:font-size="12pt" fo:language="en" fo:country="US" style:letter-kerning="true" style:font-name-asian="Tahoma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Iosevka" fo:font-family="Iosevka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officeooo:rsid="0016925a" officeooo:paragraph-rsid="0016925a" style:font-size-asian="10pt" style:font-size-complex="10pt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181818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solid" draw:fill-color="#181818" draw:opacity="100%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/>
      </style:header-style>
      <style:footer-style/>
    </style:page-layout>
    <style:style style:name="Mdp1" style:family="drawing-page">
      <style:drawing-page-properties draw:fill="solid" draw:fill-color="#181818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Korn Rojrattanapanya (64010009) 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4T16:45:27.038813868</meta:creation-date>
    <dc:date>2022-01-16T07:24:18.349944674</dc:date>
    <meta:editing-duration>PT20M12S</meta:editing-duration>
    <meta:editing-cycles>11</meta:editing-cycles>
    <meta:generator>LibreOffice/7.1.8.1$Linux_X86_64 LibreOffice_project/10$Build-1</meta:generator>
    <meta:document-statistic meta:table-count="0" meta:image-count="0" meta:object-count="0" meta:page-count="1" meta:paragraph-count="1" meta:word-count="3" meta:character-count="32" meta:non-whitespace-character-count="29"/>
  </office:meta>
</office:document-meta>
</file>